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5cm" draw:fontwork-start="0cm" draw:fontwork-shadow-offset-x="0cm" draw:fontwork-shadow-offset-y="0cm"/>
    </style:style>
    <style:style style:name="gr7" style:family="graphic" style:parent-style-name="standard">
      <style:graphic-properties svg:stroke-color="#008000" draw:marker-end="Arrow" draw:marker-end-width="0.3cm" draw:textarea-horizontal-align="center" draw:textarea-vertical-align="middle" draw:fontwork-style="rotate" draw:fontwork-distance="0.1cm" draw:fontwork-start="0cm" draw:fontwork-mirror="true" draw:fontwork-shadow-offset-x="0cm" draw:fontwork-shadow-offset-y="0cm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 draw:fontwork-style="rotate" draw:fontwork-adjust="center" draw:fontwork-distance="0.1cm" draw:fontwork-start="0.6cm" draw:fontwork-shadow-offset-x="0cm" draw:fontwork-shadow-offset-y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fontwork-style="rotate" draw:fontwork-distance="-0.3cm" draw:fontwork-start="0cm" draw:fontwork-mirror="true" draw:fontwork-shadow-offset-x="0cm" draw:fontwork-shadow-offset-y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cm" draw:fontwork-start="0cm" draw:fontwork-mirror="true" draw:fontwork-shadow-offset-x="0cm" draw:fontwork-shadow-offset-y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 draw:fontwork-style="rotate" draw:fontwork-adjust="right" draw:fontwork-distance="0.1cm" draw:fontwork-start="0cm" draw:fontwork-mirror="true" draw:fontwork-shadow-offset-x="0cm" draw:fontwork-shadow-offset-y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2cm" draw:fontwork-start="0cm" draw:fontwork-mirror="true" draw:fontwork-shadow-offset-x="0cm" draw:fontwork-shadow-offset-y="0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2cm" draw:fontwork-start="0cm" draw:fontwork-shadow-offset-x="0cm" draw:fontwork-shadow-offset-y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 draw:fontwork-style="rotate" draw:fontwork-distance="0.1cm" draw:fontwork-start="0cm" draw:fontwork-shadow-offset-x="0cm" draw:fontwork-shadow-offset-y="0cm"/>
    </style:style>
    <style:style style:name="gr15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6" style:family="graphic" style:parent-style-name="standard">
      <style:graphic-properties svg:stroke-color="#008000" draw:marker-end="Arrow" draw:marker-end-width="0.3cm" draw:textarea-horizontal-align="center" draw:textarea-vertical-align="middle" draw:fontwork-style="rotate" draw:fontwork-distance="0.2cm" draw:fontwork-start="0cm" draw:fontwork-mirror="true" draw:fontwork-shadow-offset-x="0cm" draw:fontwork-shadow-offset-y="0cm"/>
    </style:style>
    <style:style style:name="gr17" style:family="graphic" style:parent-style-name="standard">
      <style:graphic-properties svg:stroke-color="#808080" draw:marker-start="Arrow" draw:marker-start-width="0.203cm" draw:marker-end="" draw:marker-end-width="0.3cm" draw:textarea-horizontal-align="center" draw:textarea-vertical-align="middle" draw:shadow="hidden" draw:fontwork-style="rotate" draw:fontwork-adjust="left" draw:fontwork-distance="-0.254cm" draw:fontwork-start="0.381cm" draw:fontwork-mirror="false" draw:fontwork-outline="false" draw:fontwork-shadow="normal" draw:fontwork-shadow-color="#c0c0c0" draw:fontwork-shadow-offset-x="0cm" draw:fontwork-shadow-offset-y="0cm" draw:fontwork-hide-form="false"/>
    </style:style>
    <style:style style:name="gr18" style:family="graphic" style:parent-style-name="standard">
      <style:graphic-properties svg:stroke-color="#808080" draw:marker-start="" draw:marker-start-width="0.203cm" draw:marker-end="Arrow" draw:marker-end-width="0.203cm" draw:textarea-horizontal-align="center" draw:textarea-vertical-align="middle" draw:shadow="hidden" draw:fontwork-style="rotate" draw:fontwork-adjust="right" draw:fontwork-distance="0.076cm" draw:fontwork-start="0.508cm" draw:fontwork-mirror="false" draw:fontwork-outline="false" draw:fontwork-shadow="normal" draw:fontwork-shadow-color="#c0c0c0" draw:fontwork-shadow-offset-x="0cm" draw:fontwork-shadow-offset-y="0cm" draw:fontwork-hide-form="false"/>
    </style:style>
    <style:style style:name="gr19" style:family="graphic" style:parent-style-name="standard">
      <style:graphic-properties svg:stroke-color="#808080" draw:marker-start="" draw:marker-start-width="0.203cm" draw:marker-end="Arrow" draw:marker-end-width="0.203cm" draw:textarea-horizontal-align="center" draw:textarea-vertical-align="middle" draw:shadow="hidden" draw:fontwork-style="rotate" draw:fontwork-adjust="right" draw:fontwork-distance="0.076cm" draw:fontwork-start="0.381cm" draw:fontwork-mirror="false" draw:fontwork-outline="false" draw:fontwork-shadow="normal" draw:fontwork-shadow-color="#c0c0c0" draw:fontwork-shadow-offset-x="0cm" draw:fontwork-shadow-offset-y="0cm" draw:fontwork-hide-form="false"/>
    </style:style>
    <style:style style:name="gr20" style:family="graphic" style:parent-style-name="standard">
      <style:graphic-properties draw:marker-end="Arrow" draw:marker-end-width="0.152cm" draw:textarea-horizontal-align="center" draw:textarea-vertical-align="middle" draw:fontwork-style="rotate" draw:fontwork-distance="0.1cm" draw:fontwork-start="0cm" draw:fontwork-shadow-offset-x="0cm" draw:fontwork-shadow-offset-y="0cm"/>
    </style:style>
    <style:style style:name="gr21" style:family="graphic" style:parent-style-name="standard">
      <style:graphic-properties svg:stroke-color="#008000" draw:marker-end="Arrow" draw:marker-end-width="0.152cm" draw:textarea-horizontal-align="center" draw:textarea-vertical-align="middle" draw:fontwork-style="rotate" draw:fontwork-distance="0.1cm" draw:fontwork-start="0cm" draw:fontwork-shadow-offset-x="0cm" draw:fontwork-shadow-offset-y="0cm"/>
    </style:style>
    <style:style style:name="gr22" style:family="graphic" style:parent-style-name="standard">
      <style:graphic-properties svg:stroke-color="#808080" draw:marker-start="Arrow" draw:marker-start-width="0.203cm" draw:marker-end="" draw:marker-end-width="0.3cm" draw:textarea-horizontal-align="center" draw:textarea-vertical-align="middle" draw:shadow="hidden" draw:fontwork-style="rotate" draw:fontwork-adjust="left" draw:fontwork-distance="0.152cm" draw:fontwork-start="0.381cm" draw:fontwork-mirror="false" draw:fontwork-outline="false" draw:fontwork-shadow="normal" draw:fontwork-shadow-color="#c0c0c0" draw:fontwork-shadow-offset-x="0cm" draw:fontwork-shadow-offset-y="0cm" draw:fontwork-hide-form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style-name="Normal" style:font-family-generic="modern" style:font-pitch="fixed" fo:font-size="10pt" style:font-size-asian="18pt" style:font-size-complex="18pt"/>
    </style:style>
    <style:style style:name="P3" style:family="paragraph">
      <style:paragraph-properties fo:text-align="center"/>
      <style:text-properties fo:color="#008000" fo:font-family="'Courier New'" style:font-style-name="Normal" style:font-family-generic="modern" style:font-pitch="fixed" fo:font-size="10pt" style:font-size-asian="18pt" style:font-size-complex="18pt"/>
    </style:style>
    <style:style style:name="P4" style:family="paragraph">
      <style:paragraph-properties fo:text-align="center"/>
      <style:text-properties fo:color="#000080" fo:font-family="'Courier New'" style:font-style-name="Normal" style:font-family-generic="modern" style:font-pitch="fixed" fo:font-size="10pt" style:font-size-asian="18pt" style:font-size-complex="18pt"/>
    </style:style>
    <style:style style:name="P5" style:family="paragraph">
      <style:paragraph-properties fo:text-align="start"/>
      <style:text-properties fo:color="#808080"/>
    </style:style>
    <style:style style:name="P6" style:family="paragraph">
      <style:paragraph-properties fo:text-align="start"/>
      <style:text-properties fo:color="#808080" fo:font-family="'Courier New'" style:font-family-generic="modern" style:font-pitch="fixed" fo:font-size="9pt" style:font-size-asian="9pt" style:font-size-complex="9pt"/>
    </style:style>
    <style:style style:name="P7" style:family="paragraph">
      <style:paragraph-properties fo:text-align="center"/>
      <style:text-properties fo:color="#008000"/>
    </style:style>
    <style:style style:name="T1" style:family="text">
      <style:text-properties fo:font-family="'Courier New'" style:font-style-name="Normal" style:font-family-generic="modern" style:font-pitch="fixed" fo:font-size="10pt" style:font-size-asian="18pt" style:font-size-complex="18pt"/>
    </style:style>
    <style:style style:name="T2" style:family="text">
      <style:text-properties fo:color="#ffd320" fo:font-family="'Courier New'" style:font-style-name="Normal" style:font-family-generic="modern" style:font-pitch="fixed" fo:font-size="10pt" style:font-size-asian="18pt" style:font-size-complex="18pt"/>
    </style:style>
    <style:style style:name="T3" style:family="text">
      <style:text-properties fo:color="#008000" fo:font-family="'Courier New'" style:font-style-name="Normal" style:font-family-generic="modern" style:font-pitch="fixed" fo:font-size="10pt" style:font-size-asian="18pt" style:font-size-complex="18pt"/>
    </style:style>
    <style:style style:name="T4" style:family="text">
      <style:text-properties fo:color="#808080" fo:font-family="'Courier New'" style:font-family-generic="modern" style:font-pitch="fixed" fo:font-size="7pt" style:font-size-asian="7pt" style:font-size-complex="7pt"/>
    </style:style>
    <style:style style:name="T5" style:family="text">
      <style:text-properties fo:font-family="'Courier New'" style:font-style-name="Normal" style:font-family-generic="modern" style:font-pitch="fixed" fo:font-size="6pt" style:font-size-asian="13pt" style:font-size-complex="13pt"/>
    </style:style>
    <style:style style:name="T6" style:family="text">
      <style:text-properties fo:color="#008000" fo:font-family="'Courier New'" style:font-style-name="Normal" style:font-family-generic="modern" style:font-pitch="fixed" fo:font-size="6pt" style:font-size-asian="13pt" style:font-size-complex="13pt"/>
    </style:style>
    <style:style style:name="T7" style:family="text">
      <style:text-properties fo:color="#808080" fo:font-family="'Courier New'" style:font-family-generic="modern" style:font-pitch="fixed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63cm" svg:height="1.441cm" svg:x="0.356cm" svg:y="7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858cm" svg:height="1.143cm" svg:x="6.698cm" svg:y="0.458cm">
          <draw:glue-point draw:id="4" svg:x="1.749cm" svg:y="-4.995cm"/>
          <draw:glue-point draw:id="5" svg:x="1.749cm" svg:y="5.013cm"/>
          <draw:glue-point draw:id="6" svg:x="3.498cm" svg:y="5.013cm"/>
          <draw:glue-point draw:id="7" svg:x="-1.749cm" svg:y="5.013cm"/>
          <text:p text:style-name="P1"><text:span text:style-name="T1">Disconn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.858cm" svg:height="1.143cm" svg:x="9.698cm" svg:y="3.915cm">
          <draw:glue-point draw:id="4" svg:x="3.498cm" svg:y="-4.619cm"/>
          <draw:glue-point draw:id="5" svg:x="3.498cm" svg:y="5.013cm"/>
          <draw:glue-point draw:id="6" svg:x="-3.498cm" svg:y="-4.619cm"/>
          <draw:glue-point draw:id="7" svg:x="-1.749cm" svg:y="-4.619cm"/>
          <draw:glue-point draw:id="8" svg:x="-3.498cm" svg:y="-4.619cm"/>
          <draw:glue-point draw:id="9" svg:x="-1.749cm" svg:y="-4.619cm"/>
          <draw:glue-point draw:id="10" svg:x="1.749cm" svg:y="-4.619cm"/>
          <draw:glue-point draw:id="11" svg:x="-1.749cm" svg:y="5.013cm"/>
          <draw:glue-point draw:id="12" svg:x="1.749cm" svg:y="4.129cm"/>
          <draw:glue-point draw:id="13" svg:x="-1.749cm" svg:y="5.013cm"/>
          <draw:glue-point draw:id="14" svg:x="-3.498cm" svg:y="4.129cm"/>
          <draw:glue-point draw:id="15" svg:x="-1.749cm" svg:y="-0.244cm"/>
          <draw:glue-point draw:id="16" svg:x="1.749cm" svg:y="4.129cm"/>
          <draw:glue-point draw:id="17" svg:x="3.498cm" svg:y="-0.244cm"/>
          <draw:glue-point draw:id="18" svg:x="5.006cm" svg:y="4.129cm"/>
          <draw:glue-point draw:id="19" svg:x="5.006cm" svg:y="-0.244cm"/>
          <draw:glue-point draw:id="20" svg:x="5.006cm" svg:y="-4.619cm"/>
          <draw:glue-point draw:id="21" svg:x="-5.003cm" svg:y="-0.244cm"/>
          <draw:glue-point draw:id="22" svg:x="-3.498cm" svg:y="4.129cm" draw:escape-direction="down"/>
          <draw:glue-point draw:id="23" svg:x="-5.003cm" svg:y="-4.619cm" draw:escape-direction="up"/>
          <draw:glue-point draw:id="24" svg:x="0cm" svg:y="-4.619cm"/>
          <text:p text:style-name="P1"><text:span text:style-name="T1">Connec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858cm" svg:height="1cm" svg:x="6.698cm" svg:y="7.458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text:p text:style-name="P1"><text:span text:style-name="T1">Connec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5" draw:id="id5" draw:layer="layout" svg:width="2.857cm" svg:height="1.143cm" svg:x="3.127cm" svg:y="2.458cm">
          <draw:glue-point draw:id="4" svg:x="2.002cm" svg:y="-4.619cm"/>
          <draw:glue-point draw:id="5" svg:x="-1.498cm" svg:y="5.013cm"/>
          <draw:glue-point draw:id="6" svg:x="2.002cm" svg:y="5.013cm"/>
          <draw:glue-point draw:id="7" svg:x="-3.248cm" svg:y="5.013cm"/>
          <draw:glue-point draw:id="8" svg:x="5.005cm" svg:y="3.753cm"/>
          <draw:glue-point draw:id="9" svg:x="3.752cm" svg:y="5.013cm"/>
          <draw:glue-point draw:id="10" svg:x="0.252cm" svg:y="5.013cm"/>
          <text:p text:style-name="P1"><text:span text:style-name="T1">Transm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9.556cm" svg:y1="1.029cm" svg:x2="11.127cm" svg:y2="3.915cm" draw:start-shape="id1" draw:start-glue-point="1" draw:end-shape="id2" draw:end-glue-point="0" svg:d="m9556 1029c1048 0 1571 962 1571 2886">
          <text:p text:style-name="P1"><text:span text:style-name="T1">connect()</text:span></text:p>
          <text:p text:style-name="P1"><text:span text:style-name="T2">“</text:span><text:span text:style-name="T2">connecting”</text:span></text:p>
        </draw:connector>
        <draw:connector draw:style-name="gr7" draw:text-style-name="P3" draw:layer="layout" draw:type="curve" svg:x1="12.126cm" svg:y1="5.058cm" svg:x2="9.556cm" svg:y2="7.958cm" draw:start-shape="id2" draw:start-glue-point="5" draw:end-shape="id3" draw:end-glue-point="1" svg:d="m12126 5058c0 1934-856 2900-2570 2900">
          <text:p text:style-name="P1"><text:span text:style-name="T3">(success)</text:span></text:p>
        </draw:connector>
        <draw:connector draw:style-name="gr8" draw:text-style-name="P3" draw:layer="layout" draw:type="curve" draw:line-skew="-0.3cm" svg:x1="9.127cm" svg:y1="7.458cm" svg:x2="10.628cm" svg:y2="5.058cm" draw:start-shape="id3" draw:start-glue-point="4" draw:end-shape="id2" draw:end-glue-point="11" svg:d="m9127 7458c0-2250 1501-1050 1501-2400">
          <text:p text:style-name="P1"><text:span text:style-name="T3">(drop)</text:span></text:p>
        </draw:connector>
        <draw:connector draw:style-name="gr9" draw:text-style-name="P2" draw:layer="layout" draw:type="curve" svg:x1="12.556cm" svg:y1="4.486cm" svg:x2="11.626cm" svg:y2="3.959cm" draw:start-shape="id2" draw:start-glue-point="1" draw:end-shape="id2" draw:end-glue-point="10" svg:d="m12556 4486c753 0 627-537 207-873s-1137-473-1137 346">
          <text:p text:style-name="P1"><text:span text:style-name="T1">(fail)</text:span></text:p>
        </draw:connector>
        <draw:connector draw:style-name="gr10" draw:text-style-name="P2" draw:layer="layout" draw:type="curve" svg:x1="8.127cm" svg:y1="7.458cm" svg:x2="8.127cm" svg:y2="1.601cm" draw:start-shape="id3" draw:start-glue-point="0" draw:end-shape="id1" draw:end-glue-point="2" svg:d="m8127 7458v-5857">
          <text:p text:style-name="P1"><text:span text:style-name="T1">disconnect()</text:span></text:p>
        </draw:connector>
        <draw:connector draw:style-name="gr11" draw:text-style-name="P2" draw:layer="layout" draw:type="curve" svg:x1="10.128cm" svg:y1="3.959cm" svg:x2="8.626cm" svg:y2="1.601cm" draw:start-shape="id2" draw:start-glue-point="6" draw:end-shape="id1" draw:end-glue-point="5" svg:d="m10128 3959c0-1801-1502-623-1502-2358">
          <text:p text:style-name="P1"><text:span text:style-name="T1">disconnect()</text:span></text:p>
        </draw:connector>
        <draw:connector draw:style-name="gr12" draw:text-style-name="P2" draw:layer="layout" draw:type="curve" svg:x1="4.628cm" svg:y1="5.558cm" svg:x2="4.626cm" svg:y2="3.601cm" draw:start-shape="id4" draw:start-glue-point="11" draw:end-shape="id5" draw:end-glue-point="10" svg:d="m4628 5558c0-1467-2-489-2-1957">
          <text:p text:style-name="P1"><text:span text:style-name="T1">start()</text:span></text:p>
        </draw:connector>
        <draw:connector draw:style-name="gr13" draw:text-style-name="P2" draw:layer="layout" draw:type="curve" svg:x1="5.626cm" svg:y1="3.601cm" svg:x2="5.656cm" svg:y2="5.558cm" draw:start-shape="id5" draw:start-glue-point="9" draw:end-shape="id4" draw:end-glue-point="4" svg:d="m5626 3601c0 1468 30 490 30 1957">
          <text:p text:style-name="P1"><text:span text:style-name="T1">stop()</text:span></text:p>
        </draw:connector>
        <draw:connector draw:style-name="gr14" draw:text-style-name="P4" draw:layer="layout" draw:type="curve" svg:x1="4.555cm" svg:y1="2.458cm" svg:x2="6.698cm" svg:y2="1.029cm" draw:start-shape="id5" draw:start-glue-point="0" draw:end-shape="id1" draw:end-glue-point="3" svg:d="m4555 2458c0-953 714-1429 2143-1429">
          <text:p text:style-name="P1"><text:span text:style-name="T1">disconnect()</text:span></text:p>
        </draw:connector>
        <draw:custom-shape draw:style-name="gr15" draw:text-style-name="P2" xml:id="id4" draw:id="id4" draw:layer="layout" svg:width="2.858cm" svg:height="1cm" svg:x="3.227cm" svg:y="5.558cm">
          <draw:glue-point draw:id="4" svg:x="1cm" svg:y="0cm" draw:align="top"/>
          <draw:glue-point draw:id="5" svg:x="1.749cm" svg:y="-5cm"/>
          <draw:glue-point draw:id="6" svg:x="-1.749cm" svg:y="-5cm"/>
          <draw:glue-point draw:id="7" svg:x="-3.498cm" svg:y="-5cm"/>
          <draw:glue-point draw:id="8" svg:x="-5.003cm" svg:y="-3.744cm"/>
          <draw:glue-point draw:id="9" svg:x="1.749cm" svg:y="5cm"/>
          <draw:glue-point draw:id="10" svg:x="0cm" svg:y="5cm"/>
          <draw:glue-point draw:id="11" svg:x="-0.101cm" svg:y="-5.01cm"/>
          <text:p text:style-name="P1"><text:span text:style-name="T1">Rea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type="curve" svg:x1="6.085cm" svg:y1="6.058cm" svg:x2="7.628cm" svg:y2="1.601cm" draw:start-shape="id4" draw:start-glue-point="1" draw:end-shape="id1" draw:end-glue-point="7" svg:d="m6085 6058c1029 0 1543-1485 1543-4457">
          <text:p text:style-name="P1"><text:span text:style-name="T1">disconnect()</text:span></text:p>
        </draw:connector>
        <draw:connector draw:style-name="gr7" draw:text-style-name="P3" draw:layer="layout" draw:type="curve" svg:x1="6.698cm" svg:y1="7.958cm" svg:x2="4.656cm" svg:y2="6.558cm" draw:start-shape="id3" draw:end-shape="id4" draw:end-glue-point="10" svg:d="m6698 7958c-1362 0-2042-466-2042-1400">
          <text:p text:style-name="P1"><text:span text:style-name="T3">(protocol/id)</text:span></text:p>
        </draw:connector>
        <draw:connector draw:style-name="gr16" draw:text-style-name="P3" draw:layer="layout" draw:type="curve" svg:x1="3.628cm" svg:y1="3.601cm" svg:x2="3.657cm" svg:y2="5.558cm" draw:start-shape="id5" draw:start-glue-point="7" draw:end-shape="id4" draw:end-glue-point="7" svg:d="m3628 3601c0 1468 29 490 29 1957">
          <text:p text:style-name="P1"><text:span text:style-name="T3">(timeout)</text:span></text:p>
        </draw:connector>
        <draw:polyline draw:style-name="gr17" draw:text-style-name="P6" draw:layer="layout" svg:width="3.828cm" svg:height="0.144cm" draw:transform="skewX (0.328296432300071) rotate (2.41274315795651) translate (3.54220874001938cm 4.59863176445342cm)" svg:viewBox="0 0 3829 145" draw:points="3829,57 581,0 2110,145 0,112">
          <text:p text:style-name="P5"><text:span text:style-name="T4">TransmissionTimeout</text:span></text:p>
        </draw:polyline>
        <draw:polyline draw:style-name="gr18" draw:text-style-name="P6" draw:layer="layout" svg:width="3.654cm" svg:height="0.252cm" draw:transform="skewX (-1.15802595869802) rotate (0.251851011062734) translate (11.3410492830987cm 3.24788083237284cm)" svg:viewBox="0 0 3655 253" draw:points="0,253 1356,210 425,120 3655,0">
          <text:p text:style-name="P5"><text:span text:style-name="T4">ConnectionFailed</text:span></text:p>
        </draw:polyline>
        <draw:polyline draw:style-name="gr19" draw:text-style-name="P6" draw:layer="layout" svg:width="3.803cm" svg:height="0.279cm" draw:transform="skewX (-1.15802595869802) rotate (0.251851011062734) translate (8.43687992225123cm 7.01797770685316cm)" svg:viewBox="0 0 3804 280" draw:points="0,280 1504,210 574,120 3804,0">
          <text:p text:style-name="P5"><text:span text:style-name="T4">ConnectionDropped</text:span></text:p>
        </draw:polyline>
        <draw:connector draw:style-name="gr20" draw:text-style-name="P4" draw:layer="layout" draw:type="curve" svg:x1="0.457cm" svg:y1="7.439cm" svg:x2="3.646cm" svg:y2="7.369cm" svg:d="m457 7439c2392 0 798-70 3189-70">
          <text:p text:style-name="P1"><text:span text:style-name="T5">explicit_function_call()</text:span></text:p>
        </draw:connector>
        <draw:connector draw:style-name="gr21" draw:text-style-name="P3" draw:layer="layout" draw:type="curve" svg:x1="0.458cm" svg:y1="7.839cm" svg:x2="3.647cm" svg:y2="7.769cm" svg:d="m458 7839c2392 0 798-70 3189-70">
          <text:p text:style-name="P7"><text:span text:style-name="T6">(automatic_transition)</text:span></text:p>
        </draw:connector>
        <draw:polyline draw:style-name="gr22" draw:text-style-name="P6" draw:layer="layout" svg:width="3.165cm" svg:height="0.144cm" draw:transform="skewX (0.28518679977582) rotate (-3.10581340392451) translate (3.50187757196215cm 8.21699132260671cm)" svg:viewBox="0 0 3166 145" draw:points="3166,57 480,0 1744,145 0,112">
          <text:p text:style-name="P5"><text:span text:style-name="T7">Emitted UI Message</text:span></text:p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top" draw:fit-to-contour="false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32cm" fo:margin-bottom="0.432cm" fo:margin-left="0.356cm" fo:margin-right="0.356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 Muil</meta:initial-creator>
    <meta:creation-date>2011-08-24T15:33:05</meta:creation-date>
    <dc:date>2011-11-04T14:26:28</dc:date>
    <dc:creator>Robert Muil</dc:creator>
    <meta:editing-duration>PT2H41M28S</meta:editing-duration>
    <meta:editing-cycles>7</meta:editing-cycles>
    <meta:generator>LibreOffice/3.3$Unix LibreOffice_project/330m19$Build-401</meta:generator>
    <meta:document-statistic meta:object-count="24"/>
  </office:meta>
</office:document-meta>
</file>